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list-style-name="L18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78314961584639894" text:style-name="L18">
        <text:list-item>
          <text:h text:style-name="P1" text:outline-level="3"><text:span text:style-name="Strong_20_Emphasis">1. Limbile globale (i18n)</text:span></text:h>
        </text:list-item>
      </text:list>
      <text:p text:style-name="Text_20_body">Întâi implementezi sistemul de <text:span text:style-name="Strong_20_Emphasis">limbi care acoperă toată aplicația</text:span>:</text:p>
      <text:list xml:id="list6091739893589683326" text:style-name="L26">
        <text:list-item>
          <text:p text:style-name="P26">Browserul detectează automat limba utilizatorului, cu <text:span text:style-name="Strong_20_Emphasis">fallback pe engleză</text:span>.</text:p>
        </text:list-item>
        <text:list-item>
          <text:p text:style-name="P26">Toate elementele UI (butoane, meniuri, etichete, mesaje de eroare, secțiuni marketing etc.) sunt variabile de limbă, nu texte hardcodate.</text:p>
        </text:list-item>
        <text:list-item>
          <text:p text:style-name="P26">Structura MySQL ține cont de multilingvism (fie câmpuri per limbă: <text:span text:style-name="Source_20_Text">title_en</text:span>, <text:span text:style-name="Source_20_Text">title_fr</text:span>, <text:span text:style-name="Source_20_Text">title_ro</text:span>, fie tabel separat <text:span text:style-name="Source_20_Text">translations</text:span>).</text:p>
        </text:list-item>
      </text:list>
      <text:p text:style-name="Text_20_body"><text:span text:style-name="Strong_20_Emphasis">Livrabile:</text:span></text:p>
      <text:list xml:id="list2847642779012598388" text:style-name="L27">
        <text:list-item>
          <text:p text:style-name="P27">Sistem de traduceri la nivel global.</text:p>
        </text:list-item>
        <text:list-item>
          <text:p text:style-name="P27">Fiecare text vizibil are cheie de limbă, nu text fix.</text:p>
        </text:list-item>
        <text:list-item>
          <text:p text:style-name="P27">Detectarea limbii din browser funcționează, cu fallback EN.</text:p>
        </text:list-item>
      </text:list>
      <text:p text:style-name="Horizontal_20_Line"/>
      <text:h text:style-name="Heading_20_3" text:outline-level="3"><text:span text:style-name="Strong_20_Emphasis">2. Arhitectura MySQL pregătită pentru tot (Free/Premium + Blog + Resurse)</text:span></text:h>
      <text:p text:style-name="Text_20_body">Apoi definești <text:span text:style-name="Strong_20_Emphasis">schema MySQL</text:span>, dar nu doar pentru scenariile actuale, ci pentru întreaga aplicație:</text:p>
      <text:list xml:id="list4092760951105151077" text:style-name="L28">
        <text:list-item>
          <text:p text:style-name="P28">Tabel <text:span text:style-name="Source_20_Text">users</text:span> → câmp <text:span text:style-name="Source_20_Text">plan</text:span> (free/premium).</text:p>
        </text:list-item>
        <text:list-item>
          <text:p text:style-name="P28">Tabel <text:span text:style-name="Source_20_Text">scenarios</text:span> → câmp <text:span text:style-name="Source_20_Text">premium_only</text:span>.</text:p>
        </text:list-item>
        <text:list-item>
          <text:p text:style-name="P28">Tabel <text:span text:style-name="Source_20_Text">resources</text:span> → câmp <text:span text:style-name="Source_20_Text">premium_only</text:span>.</text:p>
        </text:list-item>
        <text:list-item>
          <text:p text:style-name="P28">Tabel <text:span text:style-name="Source_20_Text">blog_posts</text:span> → titluri + conținut multilingv.</text:p>
        </text:list-item>
        <text:list-item>
          <text:p text:style-name="P28">Tabel <text:span text:style-name="Source_20_Text">translations</text:span> sau câmpuri multilingve pentru UI.</text:p>
        </text:list-item>
      </text:list>
      <text:p text:style-name="Text_20_body"><text:span text:style-name="Strong_20_Emphasis">Livrabile:</text:span></text:p>
      <text:list xml:id="list4396990428439310094" text:style-name="L29">
        <text:list-item>
          <text:p text:style-name="P29">Toate textele și scenariile vin din DB, nu din hardcode.</text:p>
        </text:list-item>
        <text:list-item>
          <text:p text:style-name="P29">Blog și resurse pregătite din DB, chiar dacă nu ai conținut la început.</text:p>
        </text:list-item>
        <text:list-item>
          <text:p text:style-name="P29">Flag-uri Free/Premium definite în DB (nu doar în cod).</text:p>
        </text:list-item>
      </text:list>
      <text:p text:style-name="Horizontal_20_Line"/>
      <text:h text:style-name="Heading_20_3" text:outline-level="3"><text:span text:style-name="Strong_20_Emphasis">3. Feliarea </text:span><text:span text:style-name="Strong_20_Emphasis"><text:span text:style-name="Source_20_Text">index.js</text:span></text:span><text:span text:style-name="Strong_20_Emphasis"> în componente</text:span></text:h>
      <text:p text:style-name="Text_20_body">După ce limbile și DB sunt clare, structurezi homepage-ul:</text:p>
      <text:list xml:id="list7673269923461603569" text:style-name="L30">
        <text:list-item>
          <text:p text:style-name="P30">Header, secțiune marketing, scenarii, footer → fiecare în componentă proprie.</text:p>
        </text:list-item>
        <text:list-item>
          <text:p text:style-name="P30">Componentele primesc date prin props (din DB + sistemul de limbi).</text:p>
        </text:list-item>
        <text:list-item>
          <text:p text:style-name="P30">Structura devine curată și reutilizabilă pentru noile pagini.</text:p>
        </text:list-item>
      </text:list>
      <text:p text:style-name="Text_20_body"><text:span text:style-name="Strong_20_Emphasis">Livrabile:</text:span></text:p>
      <text:list xml:id="list4643512243031557233" text:style-name="L31">
        <text:list-item>
          <text:p text:style-name="P31"><text:span text:style-name="Source_20_Text">index.js</text:span> curat, format doar din layout și apeluri către componente.</text:p>
        </text:list-item>
        <text:list-item>
          <text:p text:style-name="P31">Componente reutilizabile pentru homepage și pentru pagini noi.</text:p>
        </text:list-item>
      </text:list>
      <text:p text:style-name="Horizontal_20_Line"/>
      <text:h text:style-name="Heading_20_3" text:outline-level="3"><text:soft-page-break/><text:span text:style-name="Strong_20_Emphasis">4. Pagini noi (Resurse și Blog)</text:span></text:h>
      <text:p text:style-name="Text_20_body">Acum creezi paginile noi, sprijinite de DB și i18n:</text:p>
      <text:list xml:id="list752910134555541232" text:style-name="L32">
        <text:list-item>
          <text:p text:style-name="P32">Pagina <text:span text:style-name="Strong_20_Emphasis">Resurse</text:span> (vocabular, gramatică), conținut multilingv.</text:p>
        </text:list-item>
        <text:list-item>
          <text:p text:style-name="P32">Pagina <text:span text:style-name="Strong_20_Emphasis">Blog</text:span>, cu articole din DB, titlu și conținut în limba detectată.</text:p>
        </text:list-item>
        <text:list-item>
          <text:p text:style-name="P32">Header-ul actualizat cu meniu spre aceste pagini.</text:p>
        </text:list-item>
      </text:list>
      <text:p text:style-name="Text_20_body"><text:span text:style-name="Strong_20_Emphasis">Livrabile:</text:span></text:p>
      <text:list xml:id="list3216711476482947669" text:style-name="L33">
        <text:list-item>
          <text:p text:style-name="P33">Pagină Resurse complet funcțională.</text:p>
        </text:list-item>
        <text:list-item>
          <text:p text:style-name="P33">Pagină Blog cu listă articole + pagină detaliu.</text:p>
        </text:list-item>
        <text:list-item>
          <text:p text:style-name="P33">Adaugi un articol în DB → apare în interfață, cu traduceri.</text:p>
        </text:list-item>
      </text:list>
      <text:p text:style-name="Horizontal_20_Line"/>
      <text:h text:style-name="Heading_20_3" text:outline-level="3"><text:span text:style-name="Strong_20_Emphasis">5. User Premium</text:span></text:h>
      <text:p text:style-name="Text_20_body">Ultima etapă: implementarea logicii de abonamente.</text:p>
      <text:list xml:id="list3591917917438503614" text:style-name="L34">
        <text:list-item>
          <text:p text:style-name="P34">Sistem de Login/Register (chiar mock inițial).</text:p>
        </text:list-item>
        <text:list-item>
          <text:p text:style-name="P34">Utilizatorul vede clar diferența între Free și Premium (mesaje, secțiuni ascunse).</text:p>
        </text:list-item>
        <text:list-item>
          <text:p text:style-name="P34">Premium deblochează funcții extra (scenarii nelimitate, resurse exclusive, feedback voce).</text:p>
        </text:list-item>
        <text:list-item>
          <text:p text:style-name="P34">Flux de upgrade simplu și clar.</text:p>
        </text:list-item>
      </text:list>
      <text:p text:style-name="Text_20_body"><text:span text:style-name="Strong_20_Emphasis">Livrabile:</text:span></text:p>
      <text:list xml:id="list2633724167944978120" text:style-name="L35">
        <text:list-item>
          <text:p text:style-name="P35">Conturi funcționale (minim mock, dar cu structură pregătită).</text:p>
        </text:list-item>
        <text:list-item>
          <text:p text:style-name="P35">Vizibilitate diferențiată pentru Free vs Premium.</text:p>
        </text:list-item>
        <text:list-item>
          <text:p text:style-name="P35">Buton de upgrade clar și atractiv.</text:p>
        </text:list-item>
      </text:list>
      <text:p text:style-name="Horizontal_20_Line"/>
      <text:p text:style-name="Text_20_body"><text:span text:style-name="Strong_20_Emphasis"/></text:p>
      <text:h text:style-name="Heading_20_1" text:outline-level="1"/>
      <text:h text:style-name="Heading_20_1" text:outline-level="1">1) Pune ordinea în idei (1 zi)</text:h>
      <text:list xml:id="list7133330582676462076" text:style-name="L1">
        <text:list-item>
          <text:p text:style-name="P2">Scrie pe o pagină: ce date ai acum „hardcode”, ce vrei să salvezi pe cont, ce primește Free vs Premium.</text:p>
        </text:list-item>
        <text:list-item>
          <text:p text:style-name="P2">Decide 3 lucruri de business: preț Premium (ex. £9–£12/lună), dacă oferi trial 7 zile și ce limitări are Free (ex. 10 scenarii/lună + librărie fixă).</text:p>
        </text:list-item>
      </text:list>
      <text:h text:style-name="Heading_20_1" text:outline-level="1">2) Inventar complet al conținutului (1 zi)</text:h>
      <text:list xml:id="list4125027585059885636" text:style-name="L2">
        <text:list-item>
          <text:p text:style-name="P3">Fă o listă (Excel/Google Sheet) cu: limbi, categorii, scenarii, mostre de text, etichete (work/family etc.).</text:p>
        </text:list-item>
        <text:list-item>
          <text:p text:style-name="P3">Marchează ce rămâne gratuit și ce trece la Premium.</text:p>
        </text:list-item>
        <text:list-item>
          <text:p text:style-name="P3"><text:soft-page-break/>Notează resursele de vocabular/gramatică pe care vrei să le legi din feedback (link + titlu + limbă).</text:p>
        </text:list-item>
      </text:list>
      <text:h text:style-name="Heading_20_1" text:outline-level="1">3) Reguli simple pentru planuri (jumătate de zi)</text:h>
      <text:list xml:id="list3768696905046593719" text:style-name="L3">
        <text:list-item>
          <text:p text:style-name="P4">Free: acces la scenarii „de bază”, corectare de text, istoric limitat (ex. ultimele 3 conversații), fără analytics.</text:p>
        </text:list-item>
        <text:list-item>
          <text:p text:style-name="P4">Premium: toate scenariile, istoric nelimitat, tracking al progresului, linkuri în feedback către resurse, eventual statistici săptămânale pe email.</text:p>
        </text:list-item>
      </text:list>
      <text:h text:style-name="Heading_20_1" text:outline-level="1">4) Migrarea datelor „fără stres” (2–3 zile)</text:h>
      <text:list xml:id="list634111439693141030" text:style-name="L4">
        <text:list-item>
          <text:p text:style-name="P5">Din sheet, pregătești 3 tabele logice: „Scenarii”, „Categorii”, „Traduceri/texte UI”.</text:p>
        </text:list-item>
        <text:list-item>
          <text:p text:style-name="P5">Curăță denumirile (fără duplicări, fără spații ciudate).</text:p>
        </text:list-item>
        <text:list-item>
          <text:p text:style-name="P5">Bifează „gata” când poți șterge conținutul hardcode din aplicație fără să dispară nimic din interfață.</text:p>
        </text:list-item>
      </text:list>
      <text:h text:style-name="Heading_20_1" text:outline-level="1">5) Cont și abonament (1–2 zile)</text:h>
      <text:list xml:id="list3929189217282570776" text:style-name="L5">
        <text:list-item>
          <text:p text:style-name="P6">Decide fluxul de cont: email + parolă sau „Sign in with Google”.</text:p>
        </text:list-item>
        <text:list-item>
          <text:p text:style-name="P6">Alege mesajele de ecran: „Creează cont”, „Treci la Premium”, „Planurile tale”.</text:p>
        </text:list-item>
        <text:list-item>
          <text:p text:style-name="P6">Stabilește paywall-ul: unde apare butonul „Go Premium” (de ex. când utilizatorul atinge limita Free sau intră într-un scenariu Premium).</text:p>
        </text:list-item>
      </text:list>
      <text:h text:style-name="Heading_20_1" text:outline-level="1">6) Istoric conversații &amp; tracking (1–2 zile)</text:h>
      <text:list xml:id="list8181950649899622521" text:style-name="L6">
        <text:list-item>
          <text:p text:style-name="P7">Alege ce salvezi la fiecare conversație: textul tău, textul AI, limba, scenariul, scorurile, timestamp.</text:p>
        </text:list-item>
        <text:list-item>
          <text:p text:style-name="P7">Decide cât timp păstrezi datele (ex. 12 luni) și ce vezi în „timeline” (ultimele X conversații + căutare).</text:p>
        </text:list-item>
        <text:list-item>
          <text:p text:style-name="P7">Definește un mini „progres”: total conversații, medii pe scoruri, top 3 greșeli.</text:p>
        </text:list-item>
      </text:list>
      <text:h text:style-name="Heading_20_1" text:outline-level="1">7) Librăria de scenarii (2 zile)</text:h>
      <text:list xml:id="list8203413183028527443" text:style-name="L7">
        <text:list-item>
          <text:p text:style-name="P8">Stabilește pachete:</text:p>
          <text:list>
            <text:list-item>
              <text:p text:style-name="P8">Free fix: 20–30 scenarii „best of”, acoperind 5–6 categorii.</text:p>
            </text:list-item>
            <text:list-item>
              <text:p text:style-name="P8">Premium: tot + 2–4 scenarii noi/lună (plan editorial).</text:p>
            </text:list-item>
          </text:list>
        </text:list-item>
        <text:list-item>
          <text:p text:style-name="P8">Fă o mini-hartă: „ce apare pe prima pagină” (ex. recomandate + ultimele folosite).</text:p>
        </text:list-item>
      </text:list>
      <text:h text:style-name="Heading_20_1" text:outline-level="1"><text:soft-page-break/>8) Linkuri către resurse în feedback (1 zi)</text:h>
      <text:list xml:id="list7301994659083967322" text:style-name="L8">
        <text:list-item>
          <text:p text:style-name="P9">Regula simplă: fiecare tip de greșeală (gramatică, vocabular, ordine cuvintelor, ton) are 1–2 linkuri relevante, pe limbă.</text:p>
        </text:list-item>
        <text:list-item>
          <text:p text:style-name="P9">În Premium, după feedback, apare „Învață mai mult” cu 2 linkuri: unul la vocabular, unul la gramatică.</text:p>
        </text:list-item>
      </text:list>
      <text:h text:style-name="Heading_20_1" text:outline-level="1">9) Confidențialitate &amp; cost control (jumătate de zi)</text:h>
      <text:list xml:id="list6616035916886946342" text:style-name="L9">
        <text:list-item>
          <text:p text:style-name="P10">Afișează pe scurt: ce stochezi, de ce, cât timp (GDPR friendly).</text:p>
        </text:list-item>
        <text:list-item>
          <text:p text:style-name="P10">Limite pentru Free ca să ții costurile sub control: nr. scenarii/zi, lungimea mesajului, frecvență.</text:p>
        </text:list-item>
      </text:list>
      <text:h text:style-name="Heading_20_1" text:outline-level="1">10) Onboarding &amp; mesaje (1 zi)</text:h>
      <text:list xml:id="list1230826543993287022" text:style-name="L10">
        <text:list-item>
          <text:p text:style-name="P11">Un tur scurt în 3 pași la primul login (aleg limba, aleg 1 scenariu, trimit primul mesaj).</text:p>
        </text:list-item>
        <text:list-item>
          <text:p text:style-name="P11">Emailuri utile: „Bine ai venit”, „Ai atins limita Free”, „Primele tale rezultate”, „Noutăți scenarii Premium”.</text:p>
        </text:list-item>
      </text:list>
      <text:h text:style-name="Heading_20_1" text:outline-level="1">11) Măsurare &amp; ținte (continuă, dar setezi de la început)</text:h>
      <text:list xml:id="list7531261522937634244" text:style-name="L11">
        <text:list-item>
          <text:p text:style-name="P12">3 KPI simpli:</text:p>
          <text:list>
            <text:list-item>
              <text:p text:style-name="P12">Activare: % utilizatori care trimit 1 conversație în prima zi.</text:p>
            </text:list-item>
            <text:list-item>
              <text:p text:style-name="P12">Reținere: % care revin în 7 zile.</text:p>
            </text:list-item>
            <text:list-item>
              <text:p text:style-name="P12">Conversie: % din Free → Premium.</text:p>
            </text:list-item>
          </text:list>
        </text:list-item>
        <text:list-item>
          <text:p text:style-name="P12">Ținte inițiale: 40% activare, 25% retenție 7 zile, 3–5% conversie.</text:p>
        </text:list-item>
      </text:list>
      <text:h text:style-name="Heading_20_1" text:outline-level="1">12) Lansare în valuri (1–2 săptămâni)</text:h>
      <text:list xml:id="list2551746049343449987" text:style-name="L12">
        <text:list-item>
          <text:p text:style-name="P13">Beta privat (10–20 utilizatori): verifici claritatea paywall-ului, calitatea feedback-ului și viteza.</text:p>
        </text:list-item>
        <text:list-item>
          <text:p text:style-name="P13">Beta public cu ofertă de lansare (ex. -30% primele 3 luni).</text:p>
        </text:list-item>
        <text:list-item>
          <text:p text:style-name="P13">„Ritmul” de conținut: promite și livrează 2–4 scenarii Premium noi pe lună.</text:p>
        </text:list-item>
      </text:list>
      <text:p text:style-name="Horizontal_20_Line"/>
      <text:h text:style-name="Heading_20_2" text:outline-level="2"><text:soft-page-break/>Liste scurte ca să bifezi</text:h>
      <text:h text:style-name="Heading_20_3" text:outline-level="3">Decizii de business (azi)</text:h>
      <text:list xml:id="list3194176862651130052" text:style-name="L13">
        <text:list-item>
          <text:p text:style-name="P14">✅ Preț Premium &amp; trial</text:p>
        </text:list-item>
        <text:list-item>
          <text:p text:style-name="P14">✅ Limite Free</text:p>
        </text:list-item>
        <text:list-item>
          <text:p text:style-name="P14">✅ Ce date păstrezi / cât timp</text:p>
        </text:list-item>
      </text:list>
      <text:h text:style-name="Heading_20_3" text:outline-level="3">Conținut (săptămâna asta)</text:h>
      <text:list xml:id="list693044055660862017" text:style-name="L14">
        <text:list-item>
          <text:p text:style-name="P15">✅ Sheet cu scenarii + categorii + limbi</text:p>
        </text:list-item>
        <text:list-item>
          <text:p text:style-name="P15">✅ Marcaj Free vs Premium</text:p>
        </text:list-item>
        <text:list-item>
          <text:p text:style-name="P15">✅ Mapare greșeli → linkuri resurse</text:p>
        </text:list-item>
      </text:list>
      <text:h text:style-name="Heading_20_3" text:outline-level="3">UX &amp; mesaje (săptămâna asta)</text:h>
      <text:list xml:id="list8576208294374530096" text:style-name="L15">
        <text:list-item>
          <text:p text:style-name="P16">✅ Paywall clar (unde apare)</text:p>
        </text:list-item>
        <text:list-item>
          <text:p text:style-name="P16">✅ Onboarding în 3 pași</text:p>
        </text:list-item>
        <text:list-item>
          <text:p text:style-name="P16">✅ Emailuri de bază (welcome, limită, noutăți)</text:p>
        </text:list-item>
      </text:list>
      <text:h text:style-name="Heading_20_3" text:outline-level="3">Go-live (după teste)</text:h>
      <text:list xml:id="list8785106405737806873" text:style-name="L16">
        <text:list-item>
          <text:p text:style-name="P17">✅ Beta mic, feedback, ajustări</text:p>
        </text:list-item>
        <text:list-item>
          <text:p text:style-name="P17">✅ Promo de lansare</text:p>
        </text:list-item>
        <text:list-item>
          <text:p text:style-name="P17">✅ Calendar lunar de scenarii noi</text:p>
        </text:list-item>
      </text:list>
      <text:p text:style-name="Horizontal_20_Line"/>
      <text:h text:style-name="Heading_20_2" text:outline-level="2">„Gata” înseamnă (acceptance simple)</text:h>
      <text:list xml:id="list4710691414778045095" text:style-name="L17">
        <text:list-item>
          <text:p text:style-name="P18">Poți șterge conținutul hardcode fără să dispară nimic din UI.</text:p>
        </text:list-item>
        <text:list-item>
          <text:p text:style-name="P18">Utilizatorii Free văd doar scenariile marcate Free și limita funcționează.</text:p>
        </text:list-item>
        <text:list-item>
          <text:p text:style-name="P18">Premium vede istoric complet, tracking, și linkurile la resurse în feedback.</text:p>
        </text:list-item>
        <text:list-item>
          <text:p text:style-name="P18">Ai 3 KPI afișați undeva (chiar și într-un sheet): activare, retenție, conversie.</text:p>
        </text:list-item>
      </text:list>
      <text:p text:style-name="Text_20_body">Dacă vrei, îți fac imediat un checklist editabil (în română) cu toate punctele de mai sus, gata de lipit în Notion/Trell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21T15:27:14.04</meta:creation-date>
    <dc:date>2025-08-23T12:46:20.74</dc:date>
    <meta:editing-duration>PT1H28M1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5" meta:paragraph-count="116" meta:word-count="1117" meta:character-count="6782"/>
  </office:meta>
</office:document-meta>
</file>